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120000013D000001320FE323AE.svm" manifest:media-type=""/>
  <manifest:file-entry manifest:full-path="Pictures/10000000000000200000002000309F1C.png" manifest:media-type=""/>
  <manifest:file-entry manifest:full-path="Pictures/10000000000000DB000000CBF3B4AA3C.jpg" manifest:media-type=""/>
  <manifest:file-entry manifest:full-path="Pictures/2000001200000143000001311E9825F0.svm" manifest:media-type=""/>
  <manifest:file-entry manifest:full-path="Pictures/10000201000000D5000000D5F2CDF002.png" manifest:media-type=""/>
  <manifest:file-entry manifest:full-path="Pictures/2000001200000155000001312F166685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Liberation Mono1" svg:font-family="'Liberation Mono'" style:font-family-generic="modern" style:font-pitch="fixed"/>
    <style:font-face style:name="AR PL ShanHeiSun Uni" svg:font-family="'AR PL ShanHeiSun Uni'" style:font-pitch="variable"/>
    <style:font-face style:name="Arial1" svg:font-family="Arial" style:font-pitch="variable"/>
    <style:font-face style:name="FreeSans1" svg:font-family="FreeSans" style:font-pitch="variable"/>
    <style:font-face style:name="Liberation Mono" svg:font-family="'Liberation Mono'" style:font-family-generic="modern" style:font-pitch="variable"/>
    <style:font-face style:name="Liberation Serif2" svg:font-family="'Liberation Serif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hanHeiSun Uni2" svg:font-family="'AR PL ShanHeiSun Uni'" style:font-family-generic="system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textarea-vertical-align="middle" draw:auto-grow-height="false"/>
    </style:style>
    <style:style style:name="gr2" style:family="graphic" style:parent-style-name="road_20_line">
      <style:graphic-properties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fe7f5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5c8526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8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ff420e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03cm" draw:shadow-offset-y="0.203cm" draw:shadow-color="#808080" draw:shadow-opacity="50%"/>
    </style:style>
    <style:style style:name="gr9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0c0c0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0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5c8526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1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ff420e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03cm" draw:shadow-offset-y="0.203cm" draw:shadow-color="#808080" draw:shadow-opacity="50%"/>
    </style:style>
    <style:style style:name="gr12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0c0c0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3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5c8526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4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ff420e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03cm" draw:shadow-offset-y="0.203cm" draw:shadow-color="#808080" draw:shadow-opacity="50%"/>
    </style:style>
    <style:style style:name="gr15" style:family="graphic" style:parent-style-name="standard" style:list-style-name="L1">
      <style:graphic-properties draw:stroke="solid" draw:stroke-dash="Dash_20_2" svg:stroke-width="0cm" svg:stroke-color="#808080" draw:marker-start="" draw:marker-start-width="0.2cm" draw:marker-start-center="false" draw:marker-end="" draw:marker-end-width="0.2cm" draw:marker-end-center="false" draw:fill="solid" draw:fill-color="#c0c0c0" draw:opacity="50%" draw:fill-image-width="0cm" draw:fill-image-height="0cm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hadow-opacity="50%"/>
    </style:style>
    <style:style style:name="gr16" style:family="graphic" style:parent-style-name="standard" style:list-style-name="L1">
      <style:graphic-properties TexMathsArgs="22§display§S_a"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8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 style:list-style-name="L1">
      <style:graphic-properties draw:stroke="solid" draw:stroke-dash="Dash_20_2" svg:stroke-width="0.102cm" svg:stroke-color="#808080" draw:marker-start="" draw:marker-start-width="0.356cm" draw:marker-start-center="false" draw:marker-end="" draw:marker-end-width="0.356cm" draw:marker-end-center="false" draw:fill="none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draw:stroke-dash="Dash_20_2" svg:stroke-width="0cm" svg:stroke-color="#000000" draw:marker-start="" draw:marker-start-width="0.2cm" draw:marker-start-center="false" draw:marker-end="Arrow" draw:marker-end-width="0.2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1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2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3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draw:stroke-dash="Dash_20_2" svg:stroke-width="0cm" svg:stroke-color="#000000" draw:marker-start="" draw:marker-start-width="0.483cm" draw:marker-start-center="true" draw:marker-end="Arrow" draw:marker-end-width="0.279cm" draw:marker-end-center="false" draw:fill="solid" draw:fill-color="#cfe7f5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TexMathsArgs="22§display§S_b"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0" style:family="graphic" style:parent-style-name="standard" style:list-style-name="L1">
      <style:graphic-properties TexMathsArgs="22§display§S_c" draw:stroke="none" svg:stroke-width="0cm" svg:stroke-color="#808080" draw:marker-start="" draw:marker-start-width="0.2cm" draw:marker-start-center="false" draw:marker-end="" draw:marker-end-width="0.2cm" draw:marker-end-center="false" draw:fill="none" draw:fill-color="#cfe7f5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5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6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7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8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79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0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2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3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4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5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6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7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8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89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0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2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3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5" style:family="graphic" style:parent-style-name="standard" style:list-style-name="L1">
      <style:graphic-properties draw:stroke="none" svg:stroke-width="0.035cm" svg:stroke-color="#808080" draw:marker-start="" draw:marker-start-width="0.2cm" draw:marker-start-center="false" draw:marker-end="" draw:marker-end-width="0.2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97" style:family="graphic" style:parent-style-name="standard">
      <style:graphic-properties draw:stroke="none" svg:stroke-width="0.035cm" draw:stroke-linejoin="miter" draw:fill="solid" draw:fill-color="#000000"/>
    </style:style>
    <style:style style:name="gr9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T. Hunter Quals exam presentation</presentation:footer-decl>
      <presentation:date-time-decl presentation:name="dtd1" presentation:source="current-date" style:data-style-name="D6"/>
      <draw:page draw:name="page1" draw:style-name="dp1" draw:master-page-name="Default" presentation:presentation-page-layout-name="AL1T19" presentation:use-footer-name="ftr1" presentation:use-date-time-name="dtd1">
        <office:forms form:automatic-focus="false" form:apply-design-mode="false"/>
        <draw:custom-shape draw:style-name="gr1" draw:text-style-name="P1" draw:layer="layout" svg:width="1.277cm" svg:height="3.384cm" svg:x="0.747cm" svg:y="1.494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384cm" svg:y1="1.494cm" svg:x2="1.384cm" svg:y2="4.878cm">
          <text:p/>
        </draw:line>
        <draw:custom-shape draw:style-name="gr3" draw:text-style-name="P1" draw:layer="layout" svg:width="0.643cm" svg:height="0.852cm" draw:transform="rotate (-1.5707963267949) translate (1.84cm 0.54cm)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277cm" svg:height="3.384cm" svg:x="0.747cm" svg:y="6.43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385cm" svg:y1="6.437cm" svg:x2="1.385cm" svg:y2="9.821cm">
          <text:p/>
        </draw:line>
        <draw:custom-shape draw:style-name="gr1" draw:text-style-name="P1" draw:layer="layout" svg:width="1.277cm" svg:height="3.384cm" svg:x="0.749cm" svg:y="11.60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.387cm" svg:y1="11.608cm" svg:x2="1.387cm" svg:y2="14.992cm">
          <text:p/>
        </draw:line>
        <draw:custom-shape draw:style-name="gr4" draw:text-style-name="P2" xml:id="id10" draw:id="id10" draw:layer="layout" svg:width="2.624cm" svg:height="2.624cm" svg:x="3.314cm" svg:y="1.874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11" draw:id="id11" draw:layer="layout" svg:width="2.624cm" svg:height="2.624cm" svg:x="3.314cm" svg:y="6.817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xml:id="id12" draw:id="id12" draw:layer="layout" svg:width="2.623cm" svg:height="2.623cm" svg:x="3.317cm" svg:y="11.989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1" draw:id="id1" draw:layer="layout" svg:width="2.099cm" svg:height="2.099cm" svg:x="11.393cm" svg:y="2.1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xml:id="id3" draw:id="id3" draw:layer="layout" svg:width="2.099cm" svg:height="2.099cm" svg:x="14.558cm" svg:y="2.1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xml:id="id5" draw:id="id5" draw:layer="layout" svg:width="2.099cm" svg:height="2.099cm" svg:x="17.725cm" svg:y="2.13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xml:id="id2" draw:id="id2" draw:layer="layout" svg:width="2.099cm" svg:height="2.099cm" svg:x="11.39cm" svg:y="7.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2" xml:id="id4" draw:id="id4" draw:layer="layout" svg:width="2.097cm" svg:height="2.099cm" svg:x="14.557cm" svg:y="7.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xml:id="id6" draw:id="id6" draw:layer="layout" svg:width="2.099cm" svg:height="2.099cm" svg:x="17.724cm" svg:y="7.08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xml:id="id7" draw:id="id7" draw:layer="layout" svg:width="2.099cm" svg:height="2.099cm" svg:x="11.39cm" svg:y="12.2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2" xml:id="id8" draw:id="id8" draw:layer="layout" svg:width="2.099cm" svg:height="2.099cm" svg:x="14.556cm" svg:y="12.2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" xml:id="id9" draw:id="id9" draw:layer="layout" svg:width="2.099cm" svg:height="2.099cm" svg:x="17.722cm" svg:y="12.251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3" draw:id="id13" draw:layer="layout" svg:width="2.099cm" svg:height="2.099cm" svg:x="7.834cm" svg:y="4.619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4" draw:id="id14" draw:layer="layout" svg:width="2.099cm" svg:height="2.099cm" svg:x="7.834cm" svg:y="9.713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5" draw:id="id15" draw:layer="layout" svg:width="2.099cm" svg:height="2.099cm" svg:x="7.832cm" svg:y="15.221cm">
          <text:p/>
          <draw:enhanced-geometry svg:viewBox="0 0 21600 21600" draw:mirror-vertical="false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2" draw:layer="layout" svg:width="1.027cm" svg:height="0.921cm" svg:x="4.087cm" svg:y="2.726cm">
          <draw:image xlink:href="Pictures/2000001200000155000001312F166685.svm" xlink:type="simple" xlink:show="embed" xlink:actuate="onLoad">
            <text:p/>
          </draw:image>
        </draw:frame>
        <draw:connector draw:style-name="gr17" draw:text-style-name="P2" draw:layer="layout" draw:type="line" svg:x1="12.443cm" svg:y1="4.236cm" svg:x2="12.44cm" svg:y2="7.08cm" draw:start-shape="id1" draw:start-glue-point="8" draw:end-shape="id2" draw:end-glue-point="4" svg:d="m12443 4236-3 2844" svg:viewBox="0 0 4 2845">
          <text:p/>
        </draw:connector>
        <draw:connector draw:style-name="gr18" draw:text-style-name="P2" draw:layer="layout" draw:type="line" svg:x1="15.608cm" svg:y1="4.236cm" svg:x2="15.606cm" svg:y2="7.08cm" draw:start-shape="id3" draw:start-glue-point="8" draw:end-shape="id4" draw:end-glue-point="4" svg:d="m15608 4236-2 2844" svg:viewBox="0 0 3 2845">
          <text:p/>
        </draw:connector>
        <draw:connector draw:style-name="gr19" draw:text-style-name="P2" draw:layer="layout" draw:type="line" svg:x1="18.775cm" svg:y1="4.236cm" svg:x2="18.774cm" svg:y2="7.08cm" draw:start-shape="id5" draw:start-glue-point="8" draw:end-shape="id6" draw:end-glue-point="4" svg:d="m18775 4236-1 2844" svg:viewBox="0 0 2 2845">
          <text:p/>
        </draw:connector>
        <draw:connector draw:style-name="gr20" draw:text-style-name="P2" draw:layer="layout" draw:type="line" svg:x1="18.775cm" svg:y1="4.236cm" svg:x2="15.606cm" svg:y2="7.08cm" draw:start-shape="id5" draw:start-glue-point="8" draw:end-shape="id4" draw:end-glue-point="4" svg:d="m18775 4236-3169 2844" svg:viewBox="0 0 3170 2845">
          <text:p/>
        </draw:connector>
        <draw:connector draw:style-name="gr21" draw:text-style-name="P2" draw:layer="layout" draw:type="line" svg:x1="15.608cm" svg:y1="4.236cm" svg:x2="12.44cm" svg:y2="7.08cm" draw:start-shape="id3" draw:start-glue-point="8" draw:end-shape="id2" draw:end-glue-point="4" svg:d="m15608 4236-3168 2844" svg:viewBox="0 0 3169 2845">
          <text:p/>
        </draw:connector>
        <draw:connector draw:style-name="gr22" draw:text-style-name="P2" draw:layer="layout" draw:type="line" svg:x1="12.443cm" svg:y1="4.236cm" svg:x2="15.606cm" svg:y2="7.08cm" draw:start-shape="id1" draw:start-glue-point="8" draw:end-shape="id4" draw:end-glue-point="4" svg:d="m12443 4236 3163 2844" svg:viewBox="0 0 3164 2845">
          <text:p/>
        </draw:connector>
        <draw:connector draw:style-name="gr23" draw:text-style-name="P2" draw:layer="layout" draw:type="line" svg:x1="15.608cm" svg:y1="4.236cm" svg:x2="18.774cm" svg:y2="7.08cm" draw:start-shape="id3" draw:start-glue-point="8" draw:end-shape="id6" draw:end-glue-point="4" svg:d="m15608 4236 3166 2844" svg:viewBox="0 0 3167 2845">
          <text:p/>
        </draw:connector>
        <draw:connector draw:style-name="gr24" draw:text-style-name="P2" draw:layer="layout" draw:type="line" svg:x1="18.775cm" svg:y1="4.236cm" svg:x2="12.44cm" svg:y2="7.08cm" draw:start-shape="id5" draw:start-glue-point="8" draw:end-shape="id2" draw:end-glue-point="4" svg:d="m18775 4236-6335 2844" svg:viewBox="0 0 6336 2845">
          <text:p/>
        </draw:connector>
        <draw:connector draw:style-name="gr25" draw:text-style-name="P2" draw:layer="layout" draw:type="line" svg:x1="12.443cm" svg:y1="4.236cm" svg:x2="18.774cm" svg:y2="7.08cm" draw:start-shape="id1" draw:start-glue-point="8" draw:end-shape="id6" draw:end-glue-point="4" svg:d="m12443 4236 6331 2844" svg:viewBox="0 0 6332 2845">
          <text:p/>
        </draw:connector>
        <draw:connector draw:style-name="gr26" draw:text-style-name="P2" draw:layer="layout" draw:type="line" svg:x1="12.44cm" svg:y1="9.179cm" svg:x2="12.44cm" svg:y2="12.251cm" draw:start-shape="id2" draw:start-glue-point="8" draw:end-shape="id7" draw:end-glue-point="4" svg:d="m12440 9179v3072" svg:viewBox="0 0 1 3073">
          <text:p/>
        </draw:connector>
        <draw:connector draw:style-name="gr27" draw:text-style-name="P2" draw:layer="layout" draw:type="line" svg:x1="15.606cm" svg:y1="9.179cm" svg:x2="15.606cm" svg:y2="12.251cm" draw:start-shape="id4" draw:start-glue-point="8" draw:end-shape="id8" draw:end-glue-point="4" svg:d="m15606 9179v3072" svg:viewBox="0 0 1 3073">
          <text:p/>
        </draw:connector>
        <draw:connector draw:style-name="gr28" draw:text-style-name="P2" draw:layer="layout" draw:type="line" svg:x1="18.774cm" svg:y1="9.179cm" svg:x2="18.772cm" svg:y2="12.251cm" draw:start-shape="id6" draw:start-glue-point="8" draw:end-shape="id9" draw:end-glue-point="4" svg:d="m18774 9179-2 3072" svg:viewBox="0 0 3 3073">
          <text:p/>
        </draw:connector>
        <draw:connector draw:style-name="gr29" draw:text-style-name="P2" draw:layer="layout" draw:type="line" svg:x1="18.774cm" svg:y1="9.179cm" svg:x2="15.606cm" svg:y2="12.251cm" draw:start-shape="id6" draw:start-glue-point="8" draw:end-shape="id8" draw:end-glue-point="4" svg:d="m18774 9179-3168 3072" svg:viewBox="0 0 3169 3073">
          <text:p/>
        </draw:connector>
        <draw:connector draw:style-name="gr30" draw:text-style-name="P2" draw:layer="layout" draw:type="line" svg:x1="18.774cm" svg:y1="9.179cm" svg:x2="12.44cm" svg:y2="12.251cm" draw:start-shape="id6" draw:start-glue-point="8" draw:end-shape="id7" draw:end-glue-point="4" svg:d="m18774 9179-6334 3072" svg:viewBox="0 0 6335 3073">
          <text:p/>
        </draw:connector>
        <draw:connector draw:style-name="gr31" draw:text-style-name="P2" draw:layer="layout" draw:type="line" svg:x1="12.44cm" svg:y1="9.179cm" svg:x2="15.605cm" svg:y2="12.251cm" draw:start-shape="id2" draw:start-glue-point="8" draw:end-shape="id8" svg:d="m12440 9179 3165 3072" svg:viewBox="0 0 3166 3073">
          <text:p/>
        </draw:connector>
        <draw:connector draw:style-name="gr32" draw:text-style-name="P2" draw:layer="layout" draw:type="line" svg:x1="12.44cm" svg:y1="9.179cm" svg:x2="18.772cm" svg:y2="12.251cm" draw:start-shape="id2" draw:start-glue-point="8" draw:end-shape="id9" draw:end-glue-point="4" svg:d="m12440 9179 6332 3072" svg:viewBox="0 0 6333 3073">
          <text:p/>
        </draw:connector>
        <draw:connector draw:style-name="gr33" draw:text-style-name="P2" draw:layer="layout" draw:type="line" svg:x1="15.606cm" svg:y1="9.179cm" svg:x2="12.44cm" svg:y2="12.251cm" draw:start-shape="id4" draw:start-glue-point="8" draw:end-shape="id7" draw:end-glue-point="4" svg:d="m15606 9179-3166 3072" svg:viewBox="0 0 3167 3073">
          <text:p/>
        </draw:connector>
        <draw:connector draw:style-name="gr34" draw:text-style-name="P2" draw:layer="layout" draw:type="line" svg:x1="15.606cm" svg:y1="9.179cm" svg:x2="18.772cm" svg:y2="12.251cm" draw:start-shape="id4" draw:start-glue-point="8" draw:end-shape="id9" draw:end-glue-point="4" svg:d="m15606 9179 3166 3072" svg:viewBox="0 0 3167 3073">
          <text:p/>
        </draw:connector>
        <draw:connector draw:style-name="gr35" draw:text-style-name="P2" draw:layer="layout" draw:type="line" svg:x1="4.627cm" svg:y1="4.498cm" svg:x2="4.627cm" svg:y2="6.817cm" draw:start-shape="id10" draw:start-glue-point="8" draw:end-shape="id11" draw:end-glue-point="4" svg:d="m4627 4498v2319" svg:viewBox="0 0 1 2320">
          <text:p/>
        </draw:connector>
        <draw:connector draw:style-name="gr36" draw:text-style-name="P2" draw:layer="layout" draw:type="line" svg:x1="4.627cm" svg:y1="9.441cm" svg:x2="4.629cm" svg:y2="11.989cm" draw:start-shape="id11" draw:start-glue-point="8" draw:end-shape="id12" draw:end-glue-point="4" svg:d="m4627 9441 2 2548" svg:viewBox="0 0 3 2549">
          <text:p/>
        </draw:connector>
        <draw:connector draw:style-name="gr37" draw:text-style-name="P2" draw:layer="layout" draw:type="curve" svg:x1="18.775cm" svg:y1="4.236cm" svg:x2="9.934cm" svg:y2="5.669cm" draw:start-shape="id5" draw:start-glue-point="8" draw:end-shape="id13" draw:end-glue-point="6" svg:d="m18775 4236c0 956-2947 1433-8841 1433" svg:viewBox="0 0 8842 1434">
          <text:p/>
        </draw:connector>
        <draw:connector draw:style-name="gr38" draw:text-style-name="P2" draw:layer="layout" draw:type="curve" svg:x1="15.608cm" svg:y1="4.236cm" svg:x2="9.934cm" svg:y2="5.668cm" draw:start-shape="id3" draw:start-glue-point="8" draw:end-shape="id13" svg:d="m15608 4236c0 955-1891 1432-5674 1432" svg:viewBox="0 0 5675 1433">
          <text:p/>
        </draw:connector>
        <draw:connector draw:style-name="gr39" draw:text-style-name="P2" draw:layer="layout" draw:type="curve" svg:x1="12.443cm" svg:y1="4.236cm" svg:x2="9.934cm" svg:y2="5.669cm" draw:start-shape="id1" draw:start-glue-point="8" draw:end-shape="id13" draw:end-glue-point="6" svg:d="m12443 4236c0 956-836 1433-2509 1433" svg:viewBox="0 0 2510 1434">
          <text:p/>
        </draw:connector>
        <draw:connector draw:style-name="gr40" draw:text-style-name="P2" draw:layer="layout" draw:type="curve" svg:x1="18.774cm" svg:y1="9.179cm" svg:x2="9.934cm" svg:y2="10.763cm" draw:start-shape="id6" draw:start-glue-point="8" draw:end-shape="id14" draw:end-glue-point="6" svg:d="m18774 9179c0 1056-2946 1584-8840 1584" svg:viewBox="0 0 8841 1585">
          <text:p/>
        </draw:connector>
        <draw:connector draw:style-name="gr41" draw:text-style-name="P2" draw:layer="layout" draw:type="curve" svg:x1="15.606cm" svg:y1="9.179cm" svg:x2="9.934cm" svg:y2="10.763cm" draw:start-shape="id4" draw:start-glue-point="8" draw:end-shape="id14" draw:end-glue-point="6" svg:d="m15606 9179c0 1056-1890 1584-5672 1584" svg:viewBox="0 0 5673 1585">
          <text:p/>
        </draw:connector>
        <draw:connector draw:style-name="gr42" draw:text-style-name="P2" draw:layer="layout" draw:type="curve" svg:x1="12.44cm" svg:y1="9.179cm" svg:x2="9.934cm" svg:y2="10.763cm" draw:start-shape="id2" draw:start-glue-point="8" draw:end-shape="id14" draw:end-glue-point="6" svg:d="m12440 9179c0 1056-835 1584-2506 1584" svg:viewBox="0 0 2507 1585">
          <text:p/>
        </draw:connector>
        <draw:connector draw:style-name="gr43" draw:text-style-name="P2" draw:layer="layout" draw:type="curve" svg:x1="18.772cm" svg:y1="14.35cm" svg:x2="9.932cm" svg:y2="16.271cm" draw:start-shape="id9" draw:start-glue-point="8" draw:end-shape="id15" draw:end-glue-point="6" svg:d="m18772 14350c0 1281-2946 1921-8840 1921" svg:viewBox="0 0 8841 1922">
          <text:p/>
        </draw:connector>
        <draw:connector draw:style-name="gr44" draw:text-style-name="P2" draw:layer="layout" draw:type="curve" svg:x1="15.606cm" svg:y1="14.35cm" svg:x2="9.932cm" svg:y2="16.271cm" draw:start-shape="id8" draw:start-glue-point="8" draw:end-shape="id15" draw:end-glue-point="6" svg:d="m15606 14350c0 1281-1891 1921-5674 1921" svg:viewBox="0 0 5675 1922">
          <text:p/>
        </draw:connector>
        <draw:connector draw:style-name="gr45" draw:text-style-name="P2" draw:layer="layout" draw:type="curve" svg:x1="12.44cm" svg:y1="14.35cm" svg:x2="9.932cm" svg:y2="16.271cm" draw:start-shape="id7" draw:start-glue-point="8" draw:end-shape="id15" draw:end-glue-point="6" svg:d="m12440 14350c0 1281-836 1921-2508 1921" svg:viewBox="0 0 2509 1922">
          <text:p/>
        </draw:connector>
        <draw:connector draw:style-name="gr46" draw:text-style-name="P2" draw:layer="layout" draw:type="curve" svg:x1="5.555cm" svg:y1="4.114cm" svg:x2="7.835cm" svg:y2="5.669cm" draw:start-shape="id10" draw:start-glue-point="7" draw:end-shape="id13" draw:end-glue-point="10" svg:d="m5555 4114c1996 0 857 1555 2280 1555" svg:viewBox="0 0 2281 1556">
          <text:p/>
        </draw:connector>
        <draw:connector draw:style-name="gr47" draw:text-style-name="P2" draw:layer="layout" draw:type="curve" svg:x1="5.555cm" svg:y1="9.057cm" svg:x2="7.835cm" svg:y2="10.763cm" draw:start-shape="id11" draw:start-glue-point="7" draw:end-shape="id14" draw:end-glue-point="10" svg:d="m5555 9057c1996 0 857 1706 2280 1706" svg:viewBox="0 0 2281 1707">
          <text:p/>
        </draw:connector>
        <draw:connector draw:style-name="gr48" draw:text-style-name="P2" draw:layer="layout" draw:type="curve" svg:x1="5.94cm" svg:y1="13.3cm" svg:x2="7.833cm" svg:y2="16.271cm" draw:start-shape="id12" draw:end-shape="id15" draw:end-glue-point="10" svg:d="m5940 13300c1419 0 473 2971 1893 2971" svg:viewBox="0 0 1894 2972">
          <text:p/>
        </draw:connector>
        <draw:frame draw:style-name="gr49" draw:text-style-name="P2" draw:layer="layout" svg:width="0.954cm" svg:height="0.924cm" svg:x="4.087cm" svg:y="7.667cm">
          <draw:image xlink:href="Pictures/200000120000013D000001320FE323AE.svm" xlink:type="simple" xlink:show="embed" xlink:actuate="onLoad">
            <text:p/>
          </draw:image>
        </draw:frame>
        <draw:frame draw:style-name="gr50" draw:text-style-name="P2" draw:layer="layout" svg:width="0.972cm" svg:height="0.921cm" svg:x="4.087cm" svg:y="12.84cm">
          <draw:image xlink:href="Pictures/2000001200000143000001311E9825F0.svm" xlink:type="simple" xlink:show="embed" xlink:actuate="onLoad">
            <text:p/>
          </draw:image>
        </draw:frame>
        <draw:g>
          <svg:title>TexMaths</svg:title>
          <svg:desc>18§display§X_{a,G}</svg:desc>
          <draw:polygon draw:style-name="gr51" draw:text-style-name="P3" draw:layer="layout" svg:width="1.855cm" svg:height="0.847cm" svg:x="11.543cm" svg:y="2.762cm" svg:viewBox="0 0 1856 848" draw:points="927,848 0,848 0,0 1856,0 1856,848">
            <text:p/>
          </draw:polygon>
          <draw:path draw:style-name="gr52" draw:text-style-name="P3" draw:layer="layout" svg:width="0.721cm" svg:height="0.597cm" svg:x="11.568cm" svg:y="2.762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53" draw:text-style-name="P3" draw:layer="layout" svg:width="0.312cm" svg:height="0.274cm" svg:x="12.304cm" svg:y="3.221cm" svg:viewBox="0 0 313 275" svg:d="m220 37c-12-22-31-37-62-37-78 0-158 87-158 174 0 59 40 101 92 101 35 0 62-17 87-42 12 37 47 42 63 42 24 0 38-12 49-31 13-24 22-58 22-61 0-9-9-9-10-9-8 0-11 2-12 19-9 30-21 65-46 65-16 0-22-13-22-29 0-10 6-33 10-49 5-16 9-41 15-53l10-47c5-18 12-46 12-48 0-14-12-20-19-20-13 0-25 7-31 25zm-40 156c-1 18-16 30-29 43-5 5-30 22-57 22-22 0-44-14-44-57 0-34 17-102 31-127 28-46 61-56 77-56 43 0 55 47 55 51 0 3-2 8-2 11z">
            <text:p/>
          </draw:path>
          <draw:path draw:style-name="gr54" draw:text-style-name="P3" draw:layer="layout" svg:width="0.076cm" svg:height="0.188cm" svg:x="12.715cm" svg:y="3.422cm" svg:viewBox="0 0 77 189" svg:d="m59 59c0 35-4 75-47 115-2 2-5 2-5 6 0 3 5 9 11 9 7 0 59-50 59-122 0-37-15-67-43-67-19 0-34 15-34 34s15 35 34 35c16 0 25-10 25-10z">
            <text:p/>
          </draw:path>
          <draw:path draw:style-name="gr55" draw:text-style-name="P3" draw:layer="layout" svg:width="0.473cm" svg:height="0.442cm" svg:x="12.897cm" svg:y="3.06cm" svg:viewBox="0 0 474 443" svg:d="m474 7c0-1-3-7-9-7s-6 0-12 7l-44 48c-5-8-40-55-114-55-149 0-295 131-295 270 0 95 72 173 191 173 51 0 109-13 141-49 8 12 22 36 30 36 4 0 7-3 10-15l12-47c3-11 13-48 13-55 7-28 7-28 44-31 5 0 12 0 12-12 0-4-1-10-7-10-19 0-47 3-67 3-17 0-37 0-51 0s-33-3-48-3c-5 0-14 0-14 15 0 7 7 7 22 7 12 0 25 0 34 3 20 3 22 6 22 12 0 3 0 3-4 18-5 17-12 44-15 53-18 37-74 53-121 53-62 0-142-28-142-133 0-65 30-146 77-194 62-62 127-72 161-72 72 0 115 52 115 120 0 16-3 22-3 25 0 9 7 9 9 9 10 0 10-2 16-15z">
            <text:p/>
          </draw:path>
        </draw:g>
        <draw:g>
          <svg:title>TexMaths</svg:title>
          <svg:desc>18§display§X_{a,R}</svg:desc>
          <draw:polygon draw:style-name="gr56" draw:text-style-name="P3" draw:layer="layout" svg:width="1.84cm" svg:height="0.847cm" svg:x="14.848cm" svg:y="2.762cm" svg:viewBox="0 0 1841 848" draw:points="920,848 0,848 0,0 1841,0 1841,848">
            <text:p/>
          </draw:polygon>
          <draw:path draw:style-name="gr57" draw:text-style-name="P3" draw:layer="layout" svg:width="0.721cm" svg:height="0.597cm" svg:x="14.873cm" svg:y="2.762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4-3 109-3 23 0 74 3 98 3 7 0 16 0 16-18 0-10-9-10-15-10-59 0-62-3-76-40-33-78-92-215-111-270 59-59 150-164 177-188 25-22 60-42 112-44 12 0 21 0 21-18 0 0 0-10-13-10-25 0-55 3-82 3-32 0-66-3-97-3-5 0-18 0-18 18 0 7 6 10 11 10 7 0 35 2 35 27 0 12-8 22-15 32z">
            <text:p/>
          </draw:path>
          <draw:path draw:style-name="gr58" draw:text-style-name="P3" draw:layer="layout" svg:width="0.312cm" svg:height="0.274cm" svg:x="15.608cm" svg:y="3.221cm" svg:viewBox="0 0 313 275" svg:d="m220 37c-12-22-31-37-62-37-78 0-158 87-158 174 0 59 40 101 92 101 35 0 62-17 87-42 12 37 47 42 63 42 24 0 38-12 49-31 13-24 22-58 22-61 0-9-9-9-10-9-8 0-11 2-12 19-9 30-21 65-46 65-16 0-22-13-22-29 0-10 6-33 10-49 5-16 9-41 15-53l10-47c5-18 12-46 12-48 0-14-12-20-19-20-13 0-25 7-31 25zm-40 156c-1 18-16 30-29 43-5 5-30 22-57 22-22 0-44-14-44-57 0-34 17-102 31-127 28-46 61-56 77-56 43 0 55 47 55 51 0 3-2 8-2 11z">
            <text:p/>
          </draw:path>
          <draw:path draw:style-name="gr59" draw:text-style-name="P3" draw:layer="layout" svg:width="0.076cm" svg:height="0.188cm" svg:x="16.02cm" svg:y="3.422cm" svg:viewBox="0 0 77 189" svg:d="m59 59c0 35-4 75-47 115-2 2-5 2-5 6 0 3 5 9 11 9 7 0 59-50 59-122 0-37-15-67-43-67-19 0-34 15-34 34s15 35 34 35c16 0 25-10 25-10z">
            <text:p/>
          </draw:path>
          <draw:path draw:style-name="gr60" draw:text-style-name="P3" draw:layer="layout" svg:width="0.474cm" svg:height="0.43cm" svg:x="16.203cm" svg:y="3.072cm" svg:viewBox="0 0 475 431" svg:d="m208 43c5-18 8-18 21-21h38c58 0 127 0 127 62 0 25-10 65-40 87-25 20-62 30-103 30h-80zm112 168c74-18 139-62 139-117 0-51-62-94-152-94h-189c-12 0-19 0-19 12 0 10 7 10 19 10 0 0 13 0 24 0 12 3 14 3 14 10 0 0 0 5-2 12l-82 325c-5 24-5 28-54 28-11 0-18 0-18 12 0 6 6 10 10 10 12 0 24-2 37-2s30 0 43 0c9 0 24 0 37 0 15 0 29 2 41 2 3 0 12 0 12-14 0-8-4-8-19-8-10 0-12 0-22-3-15 0-15-1-15-7 0-3 0-6 3-15l40-153h81c52 0 77 25 77 54 0 8-8 27-10 42-8 29-11 38-11 47 0 50 46 69 93 69 55 0 78-62 78-72 0-2 0-9-10-9-6 0-9 5-12 12-7 28-29 53-54 53-18 0-30-9-30-40 0-18 6-47 8-65s2-22 2-29 0-28-17-45c-12-13-27-20-42-25z">
            <text:p/>
          </draw:path>
        </draw:g>
        <draw:g>
          <svg:title>TexMaths</svg:title>
          <svg:desc>18§display§X_{a,O}</svg:desc>
          <draw:polygon draw:style-name="gr61" draw:text-style-name="P3" draw:layer="layout" svg:width="1.861cm" svg:height="0.847cm" svg:x="17.878cm" svg:y="2.762cm" svg:viewBox="0 0 1862 848" draw:points="932,848 0,848 0,0 1862,0 1862,848">
            <text:p/>
          </draw:polygon>
          <draw:path draw:style-name="gr62" draw:text-style-name="P3" draw:layer="layout" svg:width="0.721cm" svg:height="0.597cm" svg:x="17.903cm" svg:y="2.762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63" draw:text-style-name="P3" draw:layer="layout" svg:width="0.312cm" svg:height="0.274cm" svg:x="18.64cm" svg:y="3.221cm" svg:viewBox="0 0 313 275" svg:d="m220 37c-12-22-31-37-62-37-78 0-158 87-158 174 0 59 40 101 92 101 35 0 62-17 87-42 12 37 47 42 63 42 24 0 38-12 49-31 13-24 22-58 22-61 0-9-9-9-10-9-8 0-11 2-12 19-9 30-21 65-46 65-16 0-22-13-22-29 0-10 6-33 10-49 5-16 9-41 15-53l10-47c5-18 12-46 12-48 0-14-12-20-19-20-13 0-25 7-31 25zm-40 156c-1 18-16 30-29 43-5 5-30 22-57 22-22 0-44-14-44-57 0-34 17-102 31-127 28-46 61-56 77-56 43 0 55 47 55 51 0 3-2 8-2 11z">
            <text:p/>
          </draw:path>
          <draw:path draw:style-name="gr64" draw:text-style-name="P3" draw:layer="layout" svg:width="0.076cm" svg:height="0.188cm" svg:x="19.051cm" svg:y="3.422cm" svg:viewBox="0 0 77 189" svg:d="m59 59c0 35-4 75-47 115-2 2-5 2-5 6 0 3 5 9 11 9 7 0 59-50 59-122 0-37-15-67-43-67-19 0-34 15-34 34s15 35 34 35c16 0 25-10 25-10z">
            <text:p/>
          </draw:path>
          <draw:path draw:style-name="gr65" draw:text-style-name="P3" draw:layer="layout" svg:width="0.464cm" svg:height="0.442cm" svg:x="19.232cm" svg:y="3.06cm" svg:viewBox="0 0 465 443" svg:d="m465 171c0-97-68-171-177-171-146 0-288 136-288 275 0 100 72 168 179 168 146 0 286-133 286-272zm-282 250c-65 0-121-41-121-133 0-32 10-120 67-189 39-49 100-80 153-80 65 0 122 40 122 130 0 44-17 133-75 201-41 47-99 71-146 71z">
            <text:p/>
          </draw:path>
        </draw:g>
        <draw:g>
          <svg:title>TexMaths</svg:title>
          <svg:desc>18§display§X_{b,G}</svg:desc>
          <draw:polygon draw:style-name="gr66" draw:text-style-name="P3" draw:layer="layout" svg:width="1.784cm" svg:height="0.847cm" svg:x="11.682cm" svg:y="7.705cm" svg:viewBox="0 0 1785 848" draw:points="892,848 0,848 0,0 1785,0 1785,848">
            <text:p/>
          </draw:polygon>
          <draw:path draw:style-name="gr67" draw:text-style-name="P3" draw:layer="layout" svg:width="0.721cm" svg:height="0.597cm" svg:x="11.707cm" svg:y="7.705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68" draw:text-style-name="P3" draw:layer="layout" svg:width="0.247cm" svg:height="0.43cm" svg:x="12.448cm" svg:y="8.011cm" svg:viewBox="0 0 248 431" svg:d="m121 18c0 0 3-8 3-11s-3-7-10-7c-12 0-64 6-80 6-4 1-12 1-12 13 0 11 8 11 15 11 30 0 30 2 30 7s-5 30-11 44l-12 55c-7 22-38 157-41 164-3 15-3 22-3 31 0 62 40 100 90 100 77 0 158-84 158-173 0-72-50-104-92-104-32 0-60 20-76 35zm-29 397c-33 0-48-28-48-62 0-22 6-46 23-115 2-9 2-12 14-25 24-27 50-42 73-42 25 0 44 20 44 60 0 25-12 89-31 124-16 29-46 60-75 60z">
            <text:p/>
          </draw:path>
          <draw:path draw:style-name="gr69" draw:text-style-name="P3" draw:layer="layout" svg:width="0.076cm" svg:height="0.188cm" svg:x="12.782cm" svg:y="8.365cm" svg:viewBox="0 0 77 189" svg:d="m59 59c0 35-4 75-47 115-2 2-5 2-5 6 0 3 5 9 11 9 7 0 59-50 59-122 0-37-15-67-43-67-19 0-34 15-34 34s15 35 34 35c16 0 25-10 25-10z">
            <text:p/>
          </draw:path>
          <draw:path draw:style-name="gr70" draw:text-style-name="P3" draw:layer="layout" svg:width="0.473cm" svg:height="0.442cm" svg:x="12.964cm" svg:y="8.003cm" svg:viewBox="0 0 474 443" svg:d="m474 7c0-1-3-7-9-7s-6 0-12 7l-44 48c-5-8-40-55-114-55-149 0-295 131-295 270 0 95 72 173 191 173 51 0 109-13 141-49 8 12 22 36 30 36 4 0 7-3 10-15l12-47c3-11 13-48 13-55 7-28 7-28 44-31 5 0 12 0 12-12 0-4-1-10-7-10-19 0-47 3-67 3-17 0-37 0-51 0s-33-3-48-3c-5 0-14 0-14 15 0 7 7 7 22 7 12 0 25 0 34 3 20 3 22 6 22 12 0 3 0 3-4 18-5 17-12 44-15 53-18 37-74 53-121 53-62 0-142-28-142-133 0-65 30-146 77-194 62-62 127-72 161-72 72 0 115 52 115 120 0 16-3 22-3 25 0 9 7 9 9 9 10 0 10-2 16-15z">
            <text:p/>
          </draw:path>
        </draw:g>
        <draw:g>
          <svg:title>TexMaths</svg:title>
          <svg:desc>18§display§X_{b,R}</svg:desc>
          <draw:polygon draw:style-name="gr71" draw:text-style-name="P3" draw:layer="layout" svg:width="1.769cm" svg:height="0.847cm" svg:x="14.85cm" svg:y="7.705cm" svg:viewBox="0 0 1770 848" draw:points="886,848 0,848 0,0 1770,0 1770,848">
            <text:p/>
          </draw:polygon>
          <draw:path draw:style-name="gr72" draw:text-style-name="P3" draw:layer="layout" svg:width="0.721cm" svg:height="0.597cm" svg:x="14.874cm" svg:y="7.705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73" draw:text-style-name="P3" draw:layer="layout" svg:width="0.247cm" svg:height="0.43cm" svg:x="15.615cm" svg:y="8.011cm" svg:viewBox="0 0 248 431" svg:d="m121 18c0 0 3-8 3-11s-3-7-10-7c-12 0-64 6-80 6-4 1-12 1-12 13 0 11 8 11 15 11 30 0 30 2 30 7s-5 30-11 44l-12 55c-7 22-38 157-41 164-3 15-3 22-3 31 0 62 40 100 90 100 77 0 158-84 158-173 0-72-50-104-92-104-32 0-60 20-76 35zm-29 397c-33 0-48-28-48-62 0-22 6-46 23-115 2-9 2-12 14-25 24-27 50-42 73-42 25 0 44 20 44 60 0 25-12 89-31 124-16 29-46 60-75 60z">
            <text:p/>
          </draw:path>
          <draw:path draw:style-name="gr74" draw:text-style-name="P3" draw:layer="layout" svg:width="0.076cm" svg:height="0.188cm" svg:x="15.95cm" svg:y="8.365cm" svg:viewBox="0 0 77 189" svg:d="m59 59c0 35-4 75-47 115-2 2-5 2-5 6 0 3 5 9 11 9 7 0 59-50 59-122 0-37-15-67-43-67-19 0-34 15-34 34s15 35 34 35c16 0 25-10 25-10z">
            <text:p/>
          </draw:path>
          <draw:path draw:style-name="gr75" draw:text-style-name="P3" draw:layer="layout" svg:width="0.476cm" svg:height="0.43cm" svg:x="16.133cm" svg:y="8.015cm" svg:viewBox="0 0 477 431" svg:d="m208 43c5-18 8-18 21-21h38c58 0 127 0 127 62 0 25-10 65-40 87-25 20-62 30-103 30h-80zm112 168c74-18 139-62 139-117 0-51-62-94-152-94h-189c-12 0-19 0-19 12 0 10 7 10 19 10 0 0 13 0 24 0 12 3 14 3 14 10 0 0 0 5-2 12l-82 325c-5 24-5 28-54 28-11 0-18 0-18 12 0 6 6 10 10 10 12 0 24-2 37-2s30 0 43 0c9 0 24 0 37 0 15 0 29 2 41 2 3 0 12 0 12-14 0-8-4-8-19-8-10 0-12 0-22-3-15 0-15-1-15-7 0-3 0-6 3-15l40-153h81c52 0 77 25 77 54 0 8-8 27-10 42-8 29-11 38-11 47 0 50 46 69 93 69 55 0 80-62 80-72 0-2 0-9-12-9-6 0-9 5-12 12-7 28-29 53-54 53-18 0-30-9-30-40 0-18 6-47 8-65s2-22 2-29 0-28-17-45c-12-13-27-20-42-25z">
            <text:p/>
          </draw:path>
        </draw:g>
        <draw:g>
          <svg:title>TexMaths</svg:title>
          <svg:desc>18§display§X_{b,O}</svg:desc>
          <draw:polygon draw:style-name="gr76" draw:text-style-name="P3" draw:layer="layout" svg:width="1.789cm" svg:height="0.847cm" svg:x="18.017cm" svg:y="7.705cm" svg:viewBox="0 0 1790 848" draw:points="895,848 0,848 0,0 1790,0 1790,848">
            <text:p/>
          </draw:polygon>
          <draw:path draw:style-name="gr77" draw:text-style-name="P3" draw:layer="layout" svg:width="0.721cm" svg:height="0.597cm" svg:x="18.042cm" svg:y="7.705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8 0 18-18 0-10-11-10-16-10-59 0-62-3-77-40-31-78-92-215-111-270 59-59 151-164 179-188 25-22 59-42 111-44 13 0 20 0 20-18 0 0 0-10-13-10-25 0-55 3-81 3-33 0-67-3-98-3-4 0-16 0-16 18 0 7 4 10 9 10 7 0 35 2 35 27 0 12-7 22-15 32z">
            <text:p/>
          </draw:path>
          <draw:path draw:style-name="gr78" draw:text-style-name="P3" draw:layer="layout" svg:width="0.247cm" svg:height="0.43cm" svg:x="18.783cm" svg:y="8.011cm" svg:viewBox="0 0 248 431" svg:d="m121 18c0 0 3-8 3-11s-3-7-10-7c-12 0-64 6-80 6-4 1-12 1-12 13 0 11 8 11 15 11 30 0 30 2 30 7s-5 30-11 44l-12 55c-7 22-38 157-41 164-3 15-3 22-3 31 0 62 40 100 90 100 77 0 158-84 158-173 0-72-50-104-92-104-32 0-60 20-76 35zm-29 397c-33 0-48-28-48-62 0-22 6-46 23-115 2-9 2-12 14-25 24-27 50-42 73-42 25 0 44 20 44 60 0 25-12 89-31 124-16 29-46 60-75 60z">
            <text:p/>
          </draw:path>
          <draw:path draw:style-name="gr79" draw:text-style-name="P3" draw:layer="layout" svg:width="0.076cm" svg:height="0.188cm" svg:x="19.117cm" svg:y="8.365cm" svg:viewBox="0 0 77 189" svg:d="m59 59c0 35-4 75-47 115-2 2-5 2-5 6 0 3 5 9 11 9 7 0 59-50 59-122 0-37-15-67-43-67-19 0-34 15-34 34s15 35 34 35c16 0 25-10 25-10z">
            <text:p/>
          </draw:path>
          <draw:path draw:style-name="gr80" draw:text-style-name="P3" draw:layer="layout" svg:width="0.466cm" svg:height="0.442cm" svg:x="19.299cm" svg:y="8.003cm" svg:viewBox="0 0 467 443" svg:d="m467 171c0-97-70-171-179-171-146 0-288 136-288 275 0 100 72 168 179 168 146 0 288-133 288-272zm-284 250c-65 0-121-41-121-133 0-32 10-120 67-189 39-49 100-80 153-80 65 0 122 40 122 130 0 44-17 133-75 201-41 47-99 71-146 71z">
            <text:p/>
          </draw:path>
        </draw:g>
        <draw:g>
          <svg:title>TexMaths</svg:title>
          <svg:desc>18§display§X_{c,G}</svg:desc>
          <draw:polygon draw:style-name="gr81" draw:text-style-name="P3" draw:layer="layout" svg:width="1.789cm" svg:height="0.847cm" svg:x="11.683cm" svg:y="12.876cm" svg:viewBox="0 0 1790 848" draw:points="895,848 0,848 0,0 1790,0 1790,848">
            <text:p/>
          </draw:polygon>
          <draw:path draw:style-name="gr82" draw:text-style-name="P3" draw:layer="layout" svg:width="0.721cm" svg:height="0.597cm" svg:x="11.708cm" svg:y="12.876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8 0 18-18 0-10-11-10-16-10-59 0-62-3-77-40-31-78-92-215-111-270 59-59 151-164 179-188 25-22 59-42 111-44 13 0 20 0 20-18 0 0 0-10-13-10-25 0-55 3-81 3-33 0-67-3-98-3-4 0-16 0-16 18 0 7 4 10 9 10 7 0 35 2 35 27 0 12-7 22-15 32z">
            <text:p/>
          </draw:path>
          <draw:path draw:style-name="gr83" draw:text-style-name="P3" draw:layer="layout" svg:width="0.265cm" svg:height="0.274cm" svg:x="12.448cm" svg:y="13.335cm" svg:viewBox="0 0 266 275" svg:d="m230 34c-22 6-32 22-32 35 0 18 13 23 25 23s35-11 35-40c0-40-47-52-82-52-92 0-176 84-176 168 0 55 37 107 114 107 102 0 152-59 152-70 0-1-6-9-11-9s-4 2-10 8c-47 54-118 54-131 54-45 0-64-29-64-67 0-17 9-85 42-126 22-31 54-47 84-47 10 0 40 0 54 16z">
            <text:p/>
          </draw:path>
          <draw:path draw:style-name="gr84" draw:text-style-name="P3" draw:layer="layout" svg:width="0.076cm" svg:height="0.188cm" svg:x="12.789cm" svg:y="13.536cm" svg:viewBox="0 0 77 189" svg:d="m59 59c0 35-4 75-47 115-2 2-5 2-5 6 0 3 5 9 11 9 7 0 59-50 59-122 0-37-15-67-43-67-19 0-34 15-34 34s15 35 34 35c16 0 25-10 25-10z">
            <text:p/>
          </draw:path>
          <draw:path draw:style-name="gr85" draw:text-style-name="P3" draw:layer="layout" svg:width="0.473cm" svg:height="0.442cm" svg:x="12.97cm" svg:y="13.174cm" svg:viewBox="0 0 474 443" svg:d="m474 7c0-1-3-7-7-7s-8 0-13 7l-45 48c-5-8-40-55-114-55-149 0-295 131-295 270 0 95 72 173 191 173 51 0 109-13 141-49 8 12 22 36 30 36 4 0 7-3 10-15l12-47c3-11 13-48 13-55 7-28 7-28 44-31 5 0 13 0 13-12 0-4-2-10-8-10-19 0-47 3-67 3-17 0-37 0-51 0s-33-3-48-3c-5 0-14 0-14 15 0 7 7 7 22 7 12 0 25 0 34 3 20 3 22 6 22 12 0 3 0 3-4 18-5 17-12 44-15 53-18 37-74 53-121 53-62 0-142-28-142-133 0-65 30-146 77-194 62-62 127-72 161-72 72 0 115 52 115 120 0 16-3 22-3 25 0 9 7 9 9 9 10 0 10-2 16-15z">
            <text:p/>
          </draw:path>
        </draw:g>
        <draw:g>
          <svg:title>TexMaths</svg:title>
          <svg:desc>18§display§X_{c,R}</svg:desc>
          <draw:polygon draw:style-name="gr86" draw:text-style-name="P3" draw:layer="layout" svg:width="1.774cm" svg:height="0.847cm" svg:x="14.851cm" svg:y="12.876cm" svg:viewBox="0 0 1775 848" draw:points="888,848 0,848 0,0 1775,0 1775,848">
            <text:p/>
          </draw:polygon>
          <draw:path draw:style-name="gr87" draw:text-style-name="P3" draw:layer="layout" svg:width="0.721cm" svg:height="0.597cm" svg:x="14.876cm" svg:y="12.876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88" draw:text-style-name="P3" draw:layer="layout" svg:width="0.265cm" svg:height="0.274cm" svg:x="15.614cm" svg:y="13.335cm" svg:viewBox="0 0 266 275" svg:d="m230 34c-22 6-32 22-32 35 0 18 13 23 25 23s35-11 35-40c0-40-47-52-82-52-92 0-176 84-176 168 0 55 37 107 114 107 102 0 152-59 152-70 0-1-6-9-11-9s-4 2-10 8c-47 54-118 54-131 54-45 0-64-29-64-67 0-17 9-85 42-126 22-31 54-47 84-47 10 0 40 0 54 16z">
            <text:p/>
          </draw:path>
          <draw:path draw:style-name="gr89" draw:text-style-name="P3" draw:layer="layout" svg:width="0.076cm" svg:height="0.188cm" svg:x="15.957cm" svg:y="13.536cm" svg:viewBox="0 0 77 189" svg:d="m59 59c0 35-4 75-47 115-2 2-5 2-5 6 0 3 5 9 11 9 7 0 59-50 59-122 0-37-15-67-43-67-19 0-34 15-34 34s15 35 34 35c16 0 25-10 25-10z">
            <text:p/>
          </draw:path>
          <draw:path draw:style-name="gr90" draw:text-style-name="P3" draw:layer="layout" svg:width="0.476cm" svg:height="0.43cm" svg:x="16.14cm" svg:y="13.186cm" svg:viewBox="0 0 477 431" svg:d="m208 43c5-18 8-18 21-21h38c58 0 127 0 127 62 0 25-10 65-40 87-25 20-62 30-103 30h-80zm112 168c74-18 139-62 139-117 0-51-62-94-152-94h-189c-12 0-19 0-19 12 0 10 7 10 19 10 0 0 13 0 24 0 12 3 14 3 14 10 0 0 0 5-2 12l-82 325c-5 24-5 28-54 28-11 0-18 0-18 12 0 6 6 10 10 10 12 0 24-2 37-2s30 0 43 0c9 0 24 0 37 0 15 0 29 2 41 2 3 0 12 0 12-14 0-8-4-8-19-8-10 0-12 0-22-3-15 0-15-1-15-7 0-3 0-6 3-15l40-153h81c52 0 77 25 77 54 0 8-8 27-10 42-8 29-11 38-11 47 0 50 46 69 93 69 55 0 80-62 80-72 0-2 0-9-12-9-6 0-9 5-12 12-7 28-29 53-54 53-18 0-30-9-30-40 0-18 6-47 8-65s2-22 2-29 0-28-17-45c-12-13-27-20-42-25z">
            <text:p/>
          </draw:path>
        </draw:g>
        <draw:g>
          <svg:title>TexMaths</svg:title>
          <svg:desc>18§display§X_{c,O}</svg:desc>
          <draw:polygon draw:style-name="gr91" draw:text-style-name="P3" draw:layer="layout" svg:width="1.794cm" svg:height="0.847cm" svg:x="18.018cm" svg:y="12.876cm" svg:viewBox="0 0 1795 848" draw:points="898,848 0,848 0,0 1795,0 1795,848">
            <text:p/>
          </draw:polygon>
          <draw:path draw:style-name="gr92" draw:text-style-name="P3" draw:layer="layout" svg:width="0.721cm" svg:height="0.597cm" svg:x="18.043cm" svg:y="12.876cm" svg:viewBox="0 0 722 598" svg:d="m402 238-74-173c-3-9-6-10-6-13 0-5 15-22 53-24 9 0 16-3 16-18 0-10-10-10-12-10-37 0-75 3-112 3-22 0-74-3-96-3-4 0-17 0-17 18 0 10 10 10 22 10 53 0 57 6 65 27l103 245-186 199-9 9c-44 46-84 59-130 62-12 0-19 0-19 18 0 0 0 10 12 10 25 0 55-3 82-3 33 0 67 3 97 3 5 0 17 0 17-18 0-10-10-10-12-10-7 0-35-3-35-27 0-14 15-27 25-39l89-95 79-84 87 208c5 10 5 10 5 12 0 9-18 22-52 25-7 0-17 3-17 18 0 10 10 10 14 10 25 0 86-3 110-3 22 0 75 3 97 3 7 0 16 0 16-18 0-10-9-10-14-10-60 0-62-3-77-40-33-78-92-215-111-270 59-59 151-164 177-188 25-22 61-42 112-44 12 0 21 0 21-18 0 0 0-10-13-10-25 0-55 3-82 3-32 0-66-3-97-3-4 0-16 0-16 18 0 7 4 10 9 10 7 0 35 2 35 27 0 12-7 22-15 32z">
            <text:p/>
          </draw:path>
          <draw:path draw:style-name="gr93" draw:text-style-name="P3" draw:layer="layout" svg:width="0.265cm" svg:height="0.274cm" svg:x="18.781cm" svg:y="13.335cm" svg:viewBox="0 0 266 275" svg:d="m230 34c-22 6-32 22-32 35 0 18 13 23 25 23s35-11 35-40c0-40-47-52-82-52-92 0-176 84-176 168 0 55 37 107 114 107 102 0 152-59 152-70 0-1-6-9-11-9s-4 2-10 8c-47 54-118 54-131 54-45 0-64-29-64-67 0-17 9-85 42-126 22-31 54-47 84-47 10 0 40 0 54 16z">
            <text:p/>
          </draw:path>
          <draw:path draw:style-name="gr94" draw:text-style-name="P3" draw:layer="layout" svg:width="0.076cm" svg:height="0.188cm" svg:x="19.124cm" svg:y="13.536cm" svg:viewBox="0 0 77 189" svg:d="m59 59c0 35-4 75-47 115-2 2-5 2-5 6 0 3 5 9 11 9 7 0 59-50 59-122 0-37-15-67-43-67-19 0-34 15-34 34s15 35 34 35c16 0 25-10 25-10z">
            <text:p/>
          </draw:path>
          <draw:path draw:style-name="gr95" draw:text-style-name="P3" draw:layer="layout" svg:width="0.464cm" svg:height="0.442cm" svg:x="19.305cm" svg:y="13.174cm" svg:viewBox="0 0 465 443" svg:d="m465 171c0-97-68-171-177-171-146 0-288 136-288 275 0 100 72 168 179 168 146 0 286-133 286-272zm-282 250c-65 0-121-41-121-133 0-32 10-120 67-189 39-49 100-80 153-80 65 0 122 40 122 130 0 44-17 133-75 201-41 47-99 71-146 71z">
            <text:p/>
          </draw:path>
        </draw:g>
        <draw:g>
          <svg:title>TexMaths</svg:title>
          <svg:desc>30§display§Z_a</svg:desc>
          <draw:polygon draw:style-name="gr96" draw:layer="layout" svg:width="1.181cm" svg:height="0.881cm" svg:x="8.329cm" svg:y="5.24cm" svg:viewBox="0 0 1182 882" draw:points="591,882 0,882 0,0 1182,0 1182,882">
            <text:p/>
          </draw:polygon>
          <draw:path draw:style-name="gr97" draw:layer="layout" svg:width="0.704cm" svg:height="0.722cm" svg:x="8.389cm" svg:y="5.24cm" svg:viewBox="0 0 705 723" svg:d="m702 24c0-3 3-9 3-15 0-9-6-9-27-9h-447c-27 0-27 0-33 21l-57 192c-3 3-3 12-3 12 0 3 0 12 12 12 9 0 12-6 12-9 42-126 96-195 261-195h174l-594 660c0 3-3 18-3 21 0 9 6 9 27 9h459c27 0 27 0 33-21l75-234c3-3 6-12 6-15 0-6-6-12-15-12s-9 3-18 27c-45 144-96 219-276 219h-183z">
            <text:p/>
          </draw:path>
          <draw:path draw:style-name="gr97" draw:layer="layout" svg:width="0.377cm" svg:height="0.332cm" svg:x="9.097cm" svg:y="5.795cm" svg:viewBox="0 0 378 333" svg:d="m267 45c-15-27-39-45-75-45-96 0-192 105-192 210 0 72 48 123 111 123 42 0 75-21 105-51 15 45 57 51 78 51 27 0 45-15 57-39 18-27 27-69 27-72 0-12-9-12-12-12-9 0-12 3-15 24-9 36-24 78-54 78-21 0-27-15-27-36 0-12 6-39 12-57 6-21 12-51 18-66l12-57c6-21 15-54 15-57 0-18-15-24-24-24-15 0-30 9-36 30zm-48 189c-3 21-21 36-36 51-6 6-36 27-69 27-27 0-54-18-54-69 0-42 21-123 39-153 33-57 72-69 93-69 51 0 66 57 66 63 0 3-3 9-3 12z">
            <text:p/>
          </draw:path>
        </draw:g>
        <draw:g>
          <svg:title>TexMaths</svg:title>
          <svg:desc>30§display§Z_b</svg:desc>
          <draw:polygon draw:style-name="gr96" draw:layer="layout" svg:width="1.094cm" svg:height="0.881cm" svg:x="8.229cm" svg:y="10.375cm" svg:viewBox="0 0 1095 882" draw:points="546,882 0,882 0,0 1095,0 1095,882">
            <text:p/>
          </draw:polygon>
          <draw:path draw:style-name="gr97" draw:layer="layout" svg:width="0.704cm" svg:height="0.722cm" svg:x="8.289cm" svg:y="10.375cm" svg:viewBox="0 0 705 723" svg:d="m702 24c0-3 3-9 3-15 0-9-6-9-27-9h-447c-27 0-27 0-33 21l-57 192c-3 3-3 12-3 12 0 3 0 12 12 12 9 0 12-6 12-9 42-126 96-195 261-195h174l-594 660c0 3-3 18-3 21 0 9 6 9 27 9h459c27 0 27 0 33-21l75-234c3-3 6-12 6-15 0-6-6-12-15-12s-9 3-18 27c-45 144-96 219-276 219h-183z">
            <text:p/>
          </draw:path>
          <draw:path draw:style-name="gr97" draw:layer="layout" svg:width="0.299cm" svg:height="0.521cm" svg:x="9cm" svg:y="10.744cm" svg:viewBox="0 0 300 522" svg:d="m147 21c0 0 3-9 3-12s-3-9-12-9c-15 0-78 6-96 6-6 3-15 3-15 18 0 12 9 12 18 12 36 0 36 3 36 9s-6 36-12 54l-15 66c-9 27-48 189-51 198-3 18-3 27-3 36 0 75 48 123 108 123 93 0 192-102 192-210 0-87-60-126-111-126-39 0-72 24-93 42zm-36 480c-39 0-57-33-57-75 0-27 6-54 27-138 3-12 3-15 18-30 27-33 60-51 87-51 30 0 54 24 54 72 0 30-15 108-39 150-18 36-54 72-90 72z">
            <text:p/>
          </draw:path>
        </draw:g>
        <draw:g>
          <svg:title>TexMaths</svg:title>
          <svg:desc>30§display§Z_c</svg:desc>
          <draw:polygon draw:style-name="gr96" draw:layer="layout" svg:width="1.1cm" svg:height="0.881cm" svg:x="8.33cm" svg:y="15.847cm" svg:viewBox="0 0 1101 882" draw:points="549,882 0,882 0,0 1101,0 1101,882">
            <text:p/>
          </draw:polygon>
          <draw:path draw:style-name="gr97" draw:layer="layout" svg:width="0.704cm" svg:height="0.722cm" svg:x="8.39cm" svg:y="15.847cm" svg:viewBox="0 0 705 723" svg:d="m702 24c0-3 3-9 3-15 0-9-6-9-27-9h-447c-27 0-27 0-33 21l-57 192c-3 3-3 12-3 12 0 3 0 12 12 12 9 0 12-6 12-9 42-126 96-195 261-195h174l-594 660c0 3-3 18-3 21 0 9 6 9 27 9h459c27 0 27 0 33-21l75-234c3-3 6-12 6-15 0-6-6-12-15-12s-9 3-18 27c-45 144-96 219-276 219h-183z">
            <text:p/>
          </draw:path>
          <draw:path draw:style-name="gr97" draw:layer="layout" svg:width="0.32cm" svg:height="0.332cm" svg:x="9.098cm" svg:y="16.402cm" svg:viewBox="0 0 321 333" svg:d="m279 42c-27 6-39 27-39 42 0 21 15 27 30 27s42-12 42-48c0-48-57-63-99-63-111 0-213 102-213 204 0 66 45 129 138 129 123 0 183-72 183-84 0-3-6-12-12-12s-6 3-12 9c-57 66-144 66-159 66-54 0-78-36-78-81 0-21 12-102 51-153 27-36 66-57 102-57 12 0 48 0 66 21z">
            <text:p/>
          </draw:path>
        </draw:g>
        <presentation:notes draw:style-name="dp2">
          <draw:page-thumbnail draw:style-name="gr98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Liberation Mono1" svg:font-family="'Liberation Mono'" style:font-family-generic="modern" style:font-pitch="fixed"/>
    <style:font-face style:name="AR PL ShanHeiSun Uni" svg:font-family="'AR PL ShanHeiSun Uni'" style:font-pitch="variable"/>
    <style:font-face style:name="Arial1" svg:font-family="Arial" style:font-pitch="variable"/>
    <style:font-face style:name="FreeSans1" svg:font-family="FreeSans" style:font-pitch="variable"/>
    <style:font-face style:name="Liberation Mono" svg:font-family="'Liberation Mono'" style:font-family-generic="modern" style:font-pitch="variable"/>
    <style:font-face style:name="Liberation Serif2" svg:font-family="'Liberation Serif'" style:font-family-generic="modern" style:font-pitch="variable"/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AR PL ShanHeiSun Uni2" svg:font-family="'AR PL ShanHeiSun Uni'" style:font-family-generic="system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10" draw:display-name="Gradient 10" draw:style="linear" draw:start-color="#3465af" draw:end-color="#ffffff" draw:start-intensity="100%" draw:end-intensity="100%" draw:angle="0" draw:border="0%"/>
    <draw:gradient draw:name="Gradient_20_11" draw:display-name="Gradient 11" draw:style="linear" draw:start-color="#3465af" draw:end-color="#ffffff" draw:start-intensity="100%" draw:end-intensity="100%" draw:angle="0" draw:border="0%"/>
    <draw:gradient draw:name="Gradient_20_13" draw:display-name="Gradient 13" draw:style="linear" draw:start-color="#3465af" draw:end-color="#ffffff" draw:start-intensity="100%" draw:end-intensity="100%" draw:angle="0" draw:border="0%"/>
    <draw:gradient draw:name="Gradient_20_15" draw:display-name="Gradient 15" draw:style="linear" draw:start-color="#3465af" draw:end-color="#ffffff" draw:start-intensity="100%" draw:end-intensity="100%" draw:angle="0" draw:border="0%"/>
    <draw:gradient draw:name="Gradient_20_16" draw:display-name="Gradient 16" draw:style="linear" draw:start-color="#3465af" draw:end-color="#ffffff" draw:start-intensity="100%" draw:end-intensity="100%" draw:angle="0" draw:border="0%"/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9" draw:display-name="Gradient 9" draw:style="linear" draw:start-color="#80808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mall_20_Arrow" draw:display-name="Small Arrow" svg:viewBox="0 0 1321 3493" svg:d="m1321 3493h-1321l702-3493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svg:stroke-width="0.051cm" draw:marker-start-width="0.279cm" draw:marker-end-width="0.279cm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ulle" style:family="graphic">
      <style:graphic-properties svg:stroke-width="0.1cm" svg:stroke-color="#ff0000" draw:marker-start-width="0.35cm" draw:marker-end-width="0.35cm" draw:fill="none" draw:fill-image-width="0cm" draw:fill-image-height="0cm"/>
    </style:style>
    <style:style style:name="PipelineBox" style:family="graphic">
      <style:graphic-properties draw:fill-gradient-name="Gradient_20_7" draw:fill-hatch-name="Hatching_20_1" draw:fill-image-name="Bitmape_20_1"/>
    </style:style>
    <style:style style:name="special1" style:family="graphic">
      <style:graphic-properties draw:stroke="none" draw:stroke-dash="Dash_20_2" draw:fill-color="#333333" draw:fill-gradient-name="Gradient_20_9" draw:fill-hatch-name="Hatch_20_1" draw:fill-image-name="Bitmape_20_1" draw:fill-image-width="0cm" draw:fill-image-height="0cm"/>
      <style:text-properties fo:color="#ffffff"/>
    </style:style>
    <style:style style:name="special2" style:family="graphic">
      <style:graphic-properties draw:stroke="none" draw:stroke-dash="Dash_20_2" draw:fill-color="#004a4a" draw:fill-gradient-name="Gradient_20_9" draw:fill-hatch-name="Hatch_20_1" draw:fill-image-name="Bitmape_20_1" draw:fill-image-width="0cm" draw:fill-image-height="0cm"/>
      <style:text-properties fo:color="#ffffff"/>
    </style:style>
    <style:style style:name="box1" style:family="graphic">
      <style:graphic-properties draw:stroke-dash="Dash_20_2" draw:fill-gradient-name="Gradient_20_10" draw:fill-hatch-name="Hatching_20_1" draw:fill-image-name="Bitmape_20_1"/>
    </style:style>
    <style:style style:name="box2" style:family="graphic">
      <style:graphic-properties draw:stroke-dash="Dash_20_2" draw:fill-gradient-name="Gradient_20_10" draw:fill-hatch-name="Hatching_20_1" draw:fill-image-name="Bitmape_20_1"/>
    </style:style>
    <style:style style:name="road" style:family="graphic">
      <style:graphic-properties draw:stroke="none" draw:stroke-dash="Dash_20_2" draw:fill-color="#666666" draw:fill-gradient-name="Gradient_20_7" draw:fill-hatch-name="Hatching_20_1" draw:fill-image-name="Bitmape_20_1" draw:fill-image-width="0cm" draw:fill-image-height="0cm"/>
    </style:style>
    <style:style style:name="road_20_line" style:display-name="road line" style:family="graphic" style:parent-style-name="objectwithoutfill">
      <style:graphic-properties draw:stroke="dash" draw:stroke-dash="Fine_20_Dashed_20__28_var_29_" svg:stroke-width="0.203cm" svg:stroke-color="#ffffff" draw:marker-start-width="0.508cm" draw:marker-end-width="0.508cm" draw:fill-gradient-name="Gradient_20_7" draw:fill-hatch-name="Hatching_20_1" draw:fill-image-name="Bitmape_20_1"/>
    </style:style>
    <style:style style:name="arrows" style:family="graphic" style:parent-style-name="objectwithoutfill">
      <style:graphic-properties draw:stroke-dash="Dash_20_2" svg:stroke-width="0.051cm" draw:marker-start-width="0.279cm" draw:marker-end="Small_20_Arrow" draw:marker-end-width="0.279cm" draw:fill-gradient-name="Gradient_20_7" draw:fill-hatch-name="Hatching_20_1" draw:fill-image-name="Bitmape_20_1"/>
    </style:style>
    <style:style style:name="mask" style:family="graphic">
      <style:graphic-properties draw:stroke="none" draw:stroke-dash="Dash_20_2" draw:fill-color="#ffffff" draw:fill-gradient-name="Gradient_20_10" draw:fill-hatch-name="Hatch_20_1" draw:fill-image-name="Bitmape_20_1" draw:opacity="100%" draw:fill-image-width="0cm" draw:fill-image-height="0cm" draw:shadow-opacity="100%"/>
    </style:style>
    <style:style style:name="mathbox" style:family="graphic" style:parent-style-name="measure">
      <style:graphic-properties draw:stroke="none" draw:stroke-dash="Dash_20_2" draw:fill="solid" draw:fill-color="#e6e6ff" draw:fill-gradient-name="Gradient_20_9" draw:fill-hatch-name="Hatch_20_1" draw:fill-image-name="Bitmape_20_1" draw:fill-image-width="0cm" draw:fill-image-height="0cm"/>
    </style:style>
    <style:style style:name="convexpart" style:family="graphic">
      <style:graphic-properties draw:stroke="none" draw:stroke-dash="Dash_20_2" draw:fill-color="#23ff23" draw:fill-gradient-name="Gradient_20_11" draw:fill-hatch-name="Hatching_20_1" draw:fill-image-name="Bitmape_20_1" draw:opacity="50%" draw:fill-image-width="0cm" draw:fill-image-height="0cm" draw:shadow-opacity="50%"/>
    </style:style>
    <style:style style:name="citation" style:family="graphic">
      <style:graphic-properties draw:stroke="none" draw:stroke-dash="Dash_20_2" draw:fill-color="#ffffff" draw:fill-gradient-name="Gradient_20_13" draw:fill-hatch-name="Hatching_20_1" draw:fill-image-name="Bitmape_20_1" draw:fill-image-width="0cm" draw:fill-image-height="0cm" draw:shadow-offset-x="0.305cm" draw:shadow-offset-y="0.305cm"/>
      <style:text-properties fo:font-size="14pt"/>
    </style:style>
    <style:style style:name="known_5f_box" style:display-name="known_box" style:family="graphic" style:parent-style-name="standard">
      <style:graphic-properties draw:stroke-dash="Dash_20_2" svg:stroke-width="0.102cm" svg:stroke-color="#008000" draw:marker-start-width="0.457cm" draw:marker-end-width="0.457cm" draw:fill="none" draw:fill-gradient-name="Gradient_20_15" draw:fill-hatch-name="Hatching_20_1" draw:fill-image-name="Bitmape_20_1" draw:fill-image-width="0cm" draw:fill-image-height="0cm"/>
    </style:style>
    <style:style style:name="known_5f_plain" style:display-name="known_plain" style:family="graphic" style:parent-style-name="standard">
      <style:graphic-properties draw:stroke-dash="Dash_20_2" draw:fill-color="#008000" draw:fill-gradient-name="Gradient_20_16" draw:fill-hatch-name="Hatching_20_1" draw:fill-image-name="Bitmape_20_1" draw:opacity="50%" draw:fill-image-width="0cm" draw:fill-image-height="0cm" draw:shadow-opacity="50%"/>
    </style:style>
    <style:style style:name="nodes_5f_plain" style:display-name="nodes_plain" style:family="graphic" style:parent-style-name="standard">
      <style:graphic-properties draw:stroke-dash="Dash_20_2" draw:fill-color="#000080" draw:fill-gradient-name="Gradient_20_16" draw:fill-hatch-name="Hatching_20_1" draw:fill-image-name="Bitmape_20_1" draw:opacity="35%" draw:fill-image-width="0cm" draw:fill-image-height="0cm" draw:shadow-offset-x="0.305cm" draw:shadow-offset-y="0.305cm" draw:shadow-opacity="35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color="#17267b"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7267b" style:text-outline="false" style:text-line-through-styl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-background" style:family="presentation">
      <style:graphic-properties draw:stroke="none" draw:fill="none"/>
      <style:text-properties style:letter-kerning="true"/>
    </style:style>
    <style:style style:name="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7267b" style:text-outline="false" style:text-line-through-style="none" fo:font-size="44pt" fo:font-style="normal" fo:text-shadow="none" style:text-underline-style="none" fo:font-weight="bold" style:letter-kerning="true" style:font-size-asian="44pt" style:font-style-asian="normal" style:font-weight-asian="bold" style:font-size-complex="44pt" style:font-style-complex="normal" style:font-weight-complex="bold" style:text-emphasize="none" style:font-relief="none" style:text-overline-style="none" style:text-overline-color="font-color"/>
    </style:style>
    <style:style style:name="template_5f_quals-background" style:display-name="template_quals-background" style:family="presentation">
      <style:graphic-properties draw:stroke="none" draw:fill="none"/>
      <style:text-properties style:letter-kerning="true"/>
    </style:style>
    <style:style style:name="template_5f_quals-backgroundobjects" style:display-name="template_quals-backgroundobjects" style:family="presentation">
      <style:graphic-properties draw:shadow="hidden" draw:shadow-offset-x="0.3cm" draw:shadow-offset-y="0.3cm" draw:shadow-color="#808080"/>
      <style:text-properties fo:color="#17267b" style:letter-kerning="true"/>
    </style:style>
    <style:style style:name="template_5f_quals-notes" style:display-name="template_qual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size="26.3999996185303pt" fo:font-style="normal" fo:text-shadow="none" style:text-underline-style="none" fo:font-weight="normal" style:letter-kerning="true" style:font-size-asian="26.3999996185303pt" style:font-style-asian="normal" style:font-weight-asian="normal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emplate_5f_quals-outline1" style:display-name="template_quals-outline1" style:family="presentation">
      <style:graphic-properties draw:stroke="none" draw:fill="none" draw:auto-grow-height="false" draw:fit-to-size="shrink-to-fit">
        <text:list-style style:name="template_5f_quals-outline1" style:display-name="template_qual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quals-outline2" style:display-name="template_quals-outline2" style:family="presentation" style:parent-style-name="template_5f_qual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mplate_5f_quals-outline3" style:display-name="template_quals-outline3" style:family="presentation" style:parent-style-name="template_5f_qual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mplate_5f_quals-outline4" style:display-name="template_quals-outline4" style:family="presentation" style:parent-style-name="template_5f_qual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mplate_5f_quals-outline5" style:display-name="template_quals-outline5" style:family="presentation" style:parent-style-name="template_5f_qual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outline6" style:display-name="template_quals-outline6" style:family="presentation" style:parent-style-name="template_5f_qual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outline7" style:display-name="template_quals-outline7" style:family="presentation" style:parent-style-name="template_5f_qual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outline8" style:display-name="template_quals-outline8" style:family="presentation" style:parent-style-name="template_5f_qual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outline9" style:display-name="template_quals-outline9" style:family="presentation" style:parent-style-name="template_5f_qual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mplate_5f_quals-subtitle" style:display-name="template_quals-subtitle" style:family="presentation">
      <style:graphic-properties draw:stroke="none" draw:fill="none" draw:textarea-vertical-align="middle">
        <text:list-style style:name="template_5f_quals-subtitle" style:display-name="template_qua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emplate_5f_quals-title" style:display-name="template_quals-title" style:family="presentation">
      <style:graphic-properties draw:stroke="none" draw:fill="none" draw:textarea-vertical-align="middle">
        <text:list-style style:name="template_5f_quals-title" style:display-name="template_qua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17267b" style:text-outline="false" style:text-line-through-styl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1" fo:font-size="26.3999996185303pt" fo:font-style="normal" fo:text-shadow="none" style:text-underline-style="none" fo:font-weight="normal" style:letter-kerning="true" style:font-name-asian="Droid Sans Fallback" style:font-size-asian="26.3999996185303pt" style:font-style-asian="normal" style:font-weight-asian="normal" style:font-name-complex="FreeSans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cm" fo:line-height="100%" fo:text-align="start" fo:text-indent="0cm" style:punctuation-wrap="simple"/>
      <style:text-properties fo:color="#000000" style:text-outline="false" style:text-line-through-style="none" style:font-name="Arial2" fo:font-size="26.5pt" fo:letter-spacing="normal" fo:language="en" fo:country="GB" fo:font-style="normal" fo:text-shadow="none" style:text-underline-style="none" fo:font-weight="normal" style:letter-kerning="true" style:font-name-asian="AR PL ShanHeiSun Uni1" style:font-size-asian="24pt" style:language-asian="en" style:country-asian="GB" style:font-style-asian="normal" style:font-weight-asian="normal" style:font-name-complex="AR PL ShanHeiSun Uni1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wo_20_Content-outline2" style:display-name="Two Content-outline2" style:family="presentation" style:parent-style-name="Two_20_Content-outline1">
      <style:paragraph-properties fo:margin-left="0cm" fo:margin-right="0cm" fo:margin-top="0cm" fo:margin-bottom="0.439cm" fo:line-height="100%" fo:text-align="start" fo:text-indent="0cm" style:punctuation-wrap="simple"/>
      <style:text-properties fo:color="#000000" style:text-line-through-style="none" style:font-name="Arial2" fo:font-size="19.8999996185303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style:style style:name="Two_20_Content-outline3" style:display-name="Two Content-outline3" style:family="presentation" style:parent-style-name="Two_20_Content-outline2">
      <style:paragraph-properties fo:margin-left="0cm" fo:margin-right="0cm" fo:margin-top="0cm" fo:margin-bottom="0.33cm" fo:line-height="100%" fo:text-align="start" fo:text-indent="0cm" style:punctuation-wrap="simple"/>
      <style:text-properties fo:color="#000000" style:text-line-through-style="none" style:font-name="Arial2" fo:font-size="17.6000003814697pt" fo:letter-spacing="normal" fo:font-style="normal" style:text-underline-style="none" fo:font-weight="normal" style:font-name-asian="AR PL ShanHeiSun Uni1" style:font-size-asian="16pt" style:font-style-asian="normal" style:font-weight-asian="normal" style:font-name-complex="AR PL ShanHeiSun Uni1" style:font-size-complex="16pt" style:font-style-complex="normal" style:font-weight-complex="normal"/>
    </style:style>
    <style:style style:name="Two_20_Content-outline4" style:display-name="Two Content-outline4" style:family="presentation" style:parent-style-name="Two_20_Content-outline3">
      <style:paragraph-properties fo:margin-left="0cm" fo:margin-right="0cm" fo:margin-top="0cm" fo:margin-bottom="0.22cm" fo:line-height="100%" fo:text-align="start" fo:text-indent="0cm" style:punctuation-wrap="simple"/>
      <style:text-properties fo:color="#000000" style:text-line-through-style="none" style:font-name="Arial2" fo:font-size="15.3999996185303pt" fo:letter-spacing="normal" fo:font-style="normal" style:text-underline-style="none" fo:font-weight="normal" style:font-name-asian="AR PL ShanHeiSun Uni1" style:font-size-asian="14pt" style:font-style-asian="normal" style:font-weight-asian="normal" style:font-name-complex="AR PL ShanHeiSun Uni1" style:font-size-complex="14pt" style:font-style-complex="normal" style:font-weight-complex="normal"/>
    </style:style>
    <style:style style:name="Two_20_Content-outline5" style:display-name="Two Content-outline5" style:family="presentation" style:parent-style-name="Two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1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/>
      <style:text-properties fo:color="#ffffff" style:text-outline="false" style:text-line-through-style="none" style:font-name="Arial3" fo:font-size="30.3999996185303pt" fo:letter-spacing="normal" fo:language="en" fo:country="GB" fo:font-style="normal" fo:text-shadow="none" style:text-underline-style="none" fo:font-weight="normal" style:letter-kerning="true" style:font-name-asian="AR PL ShanHeiSun Uni1" style:font-size-asian="28pt" style:language-asian="en" style:country-asian="GB" style:font-style-asian="normal" style:font-weight-asian="normal" style:font-name-complex="AR PL ShanHeiSun Uni1" style:font-size-complex="28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4.13cm" fo:page-height="17.7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1.565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solid" svg:stroke-width="0.053cm" svg:stroke-color="#000000" draw:stroke-linejoin="miter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0.63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0.55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6" style:family="presentation" style:parent-style-name="titl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emplate_5f_quals-backgroundobjects">
      <style:graphic-properties draw:stroke="none" draw:fill="none" draw:fill-color="#ffffff" draw:auto-grow-height="false" fo:min-height="1.449cm"/>
    </style:style>
    <style:style style:name="Mpr9" style:family="presentation" style:parent-style-name="template_5f_quals-backgroundobjects">
      <style:graphic-properties svg:stroke-width="0.102cm" svg:stroke-color="#2323dc" draw:marker-start-width="0.352cm" draw:marker-end-width="0.352cm" draw:textarea-horizontal-align="center" draw:textarea-vertical-align="middle" fo:padding-top="0.05cm" fo:padding-bottom="0.05cm" fo:padding-left="0.05cm" fo:padding-right="0.05cm"/>
    </style:style>
    <style:style style:name="Mpr10" style:family="presentation" style:parent-style-name="template_5f_quals-backgroundobjects">
      <style:graphic-properties svg:stroke-width="0.051cm" svg:stroke-color="#2323dc" draw:marker-start-width="0.276cm" draw:marker-end-width="0.276cm" draw:textarea-horizontal-align="center" draw:textarea-vertical-align="middle" fo:padding-top="0.025cm" fo:padding-bottom="0.025cm" fo:padding-left="0.025cm" fo:padding-right="0.025cm"/>
    </style:style>
    <style:style style:name="Mpr11" style:family="presentation" style:parent-style-name="template_5f_quals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emplate_5f_quals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Two_20_Content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Two_20_Content-outline1">
      <style:graphic-properties draw:stroke="none" svg:stroke-width="0.026cm" draw:stroke-linejoin="round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Two_20_Content-backgroundobjects">
      <style:graphic-properties draw:stroke="none" draw:fill="none" draw:fill-color="#ffffff" draw:auto-grow-height="false" fo:min-height="1.421cm"/>
    </style:style>
    <style:style style:name="Mpr16" style:family="presentation" style:parent-style-name="Two_20_Content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text-properties fo:color="#4c4c4c" fo:font-size="28pt" style:font-size-asian="28pt" style:font-size-complex="28pt"/>
    </style:style>
    <style:style style:name="MP5" style:family="paragraph">
      <style:paragraph-properties fo:text-align="center"/>
    </style:style>
    <style:style style:name="MP6" style:family="paragraph">
      <style:paragraph-properties fo:text-align="start" style:font-independent-line-spacing="true"/>
      <style:text-properties fo:font-size="18pt"/>
    </style:style>
    <style:style style:name="MP7" style:family="paragraph">
      <style:paragraph-properties fo:text-align="start"/>
      <style:text-properties fo:font-size="18pt"/>
    </style:style>
    <style:style style:name="MP8" style:family="paragraph">
      <style:paragraph-properties fo:margin-top="0cm" fo:margin-bottom="0cm" fo:line-height="100%" fo:text-align="start" style:punctuation-wrap="simple"/>
    </style:style>
    <style:style style:name="MP9" style:family="paragraph">
      <style:paragraph-properties fo:text-align="start"/>
    </style:style>
    <style:style style:name="MP10" style:family="paragraph">
      <style:paragraph-properties fo:margin-left="0cm" fo:margin-right="0cm" fo:margin-top="0.212cm" fo:margin-bottom="0cm" fo:line-height="100%" fo:text-align="start" fo:text-indent="0cm" style:punctuation-wrap="simple"/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simpl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P13" style:family="paragraph">
      <style:paragraph-properties fo:margin-left="0cm" fo:margin-right="0cm" fo:margin-top="0.123cm" fo:margin-bottom="0cm" fo:line-height="100%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8pt" style:font-size-asian="18pt" style:font-size-complex="18pt"/>
    </style:style>
    <style:style style:name="MT3" style:family="text">
      <style:text-properties fo:color="#4c4c4c" fo:font-size="28pt" style:font-size-asian="28pt" style:font-size-complex="28pt"/>
    </style:style>
    <style:style style:name="MT4" style:family="text">
      <style:text-properties fo:color="#000000" style:font-name="Liberation Sans" fo:font-size="15pt" style:font-size-asian="15pt" style:font-size-complex="15pt"/>
    </style:style>
    <style:style style:name="MT5" style:family="text">
      <style:text-properties fo:color="#000000" style:font-name="Liberation Mono1" fo:font-size="15pt" style:font-size-asian="15pt" style:font-size-complex="15pt"/>
    </style:style>
    <style:style style:name="MT6" style:family="text">
      <style:text-properties fo:color="#3e0098" style:text-line-through-style="none" style:font-name="Arial2" fo:font-size="28pt" fo:letter-spacing="normal" fo:font-style="normal" style:text-underline-style="none" fo:font-weight="normal" style:font-name-asian="AR PL ShanHeiSun Uni1" style:font-size-asian="28pt" style:font-style-asian="normal" style:font-weight-asian="normal" style:font-name-complex="AR PL ShanHeiSun Uni1" style:font-size-complex="28pt" style:font-style-complex="normal" style:font-weight-complex="normal"/>
    </style:style>
    <style:style style:name="MT7" style:family="text">
      <style:text-properties fo:color="#000000" style:text-line-through-style="none" style:font-name="Arial2" fo:font-size="28pt" fo:letter-spacing="normal" fo:font-style="normal" style:text-underline-style="none" fo:font-weight="normal" style:font-name-asian="AR PL ShanHeiSun Uni1" style:font-size-asian="28pt" style:font-style-asian="normal" style:font-weight-asian="normal" style:font-name-complex="AR PL ShanHeiSun Uni1" style:font-size-complex="28pt" style:font-style-complex="normal" style:font-weight-complex="normal"/>
    </style:style>
    <style:style style:name="MT8" style:family="text">
      <style:text-properties fo:color="#000000" style:text-line-through-style="none" style:font-name="Arial2" fo:font-size="24pt" fo:letter-spacing="normal" fo:font-style="normal" style:text-underline-style="none" fo:font-weight="normal" style:font-name-asian="AR PL ShanHeiSun Uni1" style:font-size-asian="24pt" style:font-style-asian="normal" style:font-weight-asian="normal" style:font-name-complex="AR PL ShanHeiSun Uni1" style:font-size-complex="24pt" style:font-style-complex="normal" style:font-weight-complex="normal"/>
    </style:style>
    <style:style style:name="MT9" style:family="text">
      <style:text-properties fo:color="#000000" style:text-line-through-styl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style:style style:name="MT10" style:family="text">
      <style:text-properties fo:color="#000000" style:text-line-through-style="none" style:font-name="Arial2" fo:font-size="18pt" fo:letter-spacing="normal" fo:font-style="normal" style:text-underline-style="none" fo:font-weight="normal" style:font-name-asian="AR PL ShanHeiSun Uni1" style:font-size-asian="18pt" style:font-style-asian="normal" style:font-weight-asian="normal" style:font-name-complex="AR PL ShanHeiSun Uni1" style:font-size-complex="18pt" style:font-style-complex="normal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34cm"/>
        <style:text-properties style:font-name="Arial3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34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75cm"/>
        <style:text-properties style:font-name="Arial3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34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75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34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75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34cm"/>
        <style:text-properties style:font-name="Arial3" fo:color="#000000" fo:font-size="100%"/>
      </text:list-level-style-bullet>
      <text:list-level-style-bullet text:level="2" text:bullet-char="–">
        <style:list-level-properties text:space-before="1.271cm" text:min-label-width="0.775cm"/>
        <style:text-properties style:font-name="Arial3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style:font-name="Arial3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style:font-name="Arial3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style:font-name="Arial3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847cm" svg:x="1cm" svg:y="2.497cm"/>
      <draw:page-thumbnail draw:layer="backgroundobjects" svg:width="9.294cm" svg:height="6.847cm" svg:x="1cm" svg:y="10.545cm"/>
      <draw:page-thumbnail draw:layer="backgroundobjects" svg:width="9.294cm" svg:height="6.847cm" svg:x="1cm" svg:y="18.593cm"/>
      <draw:page-thumbnail draw:layer="backgroundobjects" svg:width="9.294cm" svg:height="6.847cm" svg:x="11.295cm" svg:y="2.497cm"/>
      <draw:page-thumbnail draw:layer="backgroundobjects" svg:width="9.294cm" svg:height="6.847cm" svg:x="11.295cm" svg:y="10.545cm"/>
      <draw:page-thumbnail draw:layer="backgroundobjects" svg:width="9.294cm" svg:height="6.847cm" svg:x="11.295cm" svg:y="18.593cm"/>
    </style:handout-master>
    <style:master-page style:name="Default" style:page-layout-name="PM1" draw:style-name="Mdp1">
      <draw:frame presentation:style-name="Default-title" draw:layer="backgroundobjects" svg:width="27.673cm" svg:height="1.703cm" svg:x="-4.76cm" svg:y="7.743cm" presentation:class="title" presentation:placeholder="true">
        <draw:text-box/>
      </draw:frame>
      <draw:frame presentation:style-name="Default-outline1" draw:layer="backgroundobjects" svg:width="26.67cm" svg:height="10.312cm" svg:x="0.634cm" svg:y="2.651cm" presentation:class="outline" presentation:placeholder="true">
        <draw:text-box/>
      </draw:frame>
      <draw:frame presentation:style-name="Mpr1" draw:text-style-name="MP1" draw:layer="backgroundobjects" svg:width="6.523cm" svg:height="0.635cm" svg:x="0.669cm" svg:y="21.78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3" draw:layer="backgroundobjects" svg:width="8.875cm" svg:height="0.554cm" svg:x="9.575cm" svg:y="21.825cm" presentation:class="footer">
        <draw:text-box>
          <text:p text:style-name="MP3"><text:span text:style-name="MT1"><presentation:footer/></text:span></text:p>
        </draw:text-box>
      </draw:frame>
      <draw:frame presentation:style-name="Mpr2" draw:text-style-name="MP2" draw:layer="backgroundobjects" svg:width="6.523cm" svg:height="0.554cm" svg:x="20.675cm" svg:y="21.825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title-title" draw:layer="backgroundobjects" svg:width="25.199cm" svg:height="3.506cm" svg:x="1.269cm" svg:y="5.384cm" presentation:class="title" presentation:placeholder="true">
        <draw:text-box/>
      </draw:frame>
      <draw:frame presentation:style-name="title-outline1" draw:layer="backgroundobjects" svg:width="3.104cm" svg:height="73.701cm" svg:x="32.383cm" svg:y="4.445cm" presentation:class="outline" presentation:placeholder="true">
        <draw:text-box/>
      </draw:frame>
      <draw:frame presentation:style-name="Mpr5" draw:text-style-name="MP1" draw:layer="backgroundobjects" svg:width="9.362cm" svg:height="0.813cm" svg:x="0.596cm" svg:y="19.585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3" draw:layer="backgroundobjects" svg:width="8.875cm" svg:height="1.448cm" svg:x="9.575cm" svg:y="21.7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5cm" svg:y="21.7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2.065cm" svg:height="1.344cm" svg:x="1.904cm" svg:y="12.7cm">
        <draw:text-box>
          <text:p><text:span text:style-name="MT3">Timothy Hunter</text:span></text:p>
        </draw:text-box>
      </draw:frame>
      <draw:frame draw:style-name="Mgr4" draw:text-style-name="MP5" draw:layer="backgroundobjects" svg:width="13.551cm" svg:height="4.546cm" svg:x="13.534cm" svg:y="15.254cm">
        <draw:image xlink:href="../../images/logo_amplab_calColors.png" xlink:type="simple" xlink:show="embed" xlink:actuate="onLoad">
          <text:p/>
        </draw:image>
      </draw:frame>
      <draw:frame draw:style-name="Mgr5" draw:text-style-name="MP5" draw:layer="backgroundobjects" svg:width="4.01cm" svg:height="4.01cm" svg:x="23.395cm" svg:y="0.472cm">
        <draw:image xlink:href="Pictures/10000201000000D5000000D5F2CDF002.pn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3.968cm" svg:height="10.476cm" svg:x="3.81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mplate_5f_quals" style:display-name="template_quals" style:page-layout-name="PM1" draw:style-name="Mdp1">
      <draw:frame presentation:style-name="template_5f_quals-title" draw:layer="backgroundobjects" svg:width="27.673cm" svg:height="1.703cm" svg:x="0.266cm" svg:y="0.202cm" presentation:class="title" presentation:placeholder="true">
        <draw:text-box/>
      </draw:frame>
      <draw:frame presentation:style-name="template_5f_quals-outline1" draw:layer="backgroundobjects" svg:width="26.67cm" svg:height="10.312cm" svg:x="0.634cm" svg:y="2.651cm" presentation:class="outline" presentation:placeholder="true">
        <draw:text-box/>
      </draw:frame>
      <draw:frame presentation:style-name="Mpr8" draw:text-style-name="MP1" draw:layer="backgroundobjects" svg:width="6.523cm" svg:height="0.635cm" svg:x="0.669cm" svg:y="19.885cm" presentation:class="date-time">
        <draw:text-box>
          <text:p text:style-name="MP1"><text:span text:style-name="MT4"><presentation:date-time/></text:span></text:p>
        </draw:text-box>
      </draw:frame>
      <draw:frame presentation:style-name="Mpr8" draw:text-style-name="MP3" draw:layer="backgroundobjects" svg:width="8.875cm" svg:height="0.554cm" svg:x="9.575cm" svg:y="19.925cm" presentation:class="footer">
        <draw:text-box>
          <text:p text:style-name="MP3"><text:span text:style-name="MT4"><presentation:footer/></text:span></text:p>
        </draw:text-box>
      </draw:frame>
      <draw:frame presentation:style-name="Mpr8" draw:text-style-name="MP2" draw:layer="backgroundobjects" svg:width="6.523cm" svg:height="0.554cm" svg:x="20.675cm" svg:y="19.925cm" presentation:class="page-number">
        <draw:text-box>
          <text:p text:style-name="MP2"><text:span text:style-name="MT5"><text:page-number>&lt;number&gt;</text:page-number></text:span><text:span text:style-name="MT5">/</text:span><text:span text:style-name="MT5"><text:page-count>1</text:page-count></text:span></text:p>
        </draw:text-box>
      </draw:frame>
      <draw:line presentation:style-name="Mpr9" draw:text-style-name="MP5" draw:layer="backgroundobjects" svg:x1="27.938cm" svg:y1="1.905cm" svg:x2="0.298cm" svg:y2="1.905cm">
        <text:p/>
      </draw:line>
      <draw:line presentation:style-name="Mpr10" draw:text-style-name="MP5" draw:layer="backgroundobjects" svg:x1="28.001cm" svg:y1="19.705cm" svg:x2="0.001cm" svg:y2="19.705cm">
        <text:p/>
      </draw:line>
      <draw:frame draw:style-name="Mgr4" draw:text-style-name="MP5" draw:layer="backgroundobjects" svg:width="6.263cm" svg:height="2.1cm" svg:x="21.624cm" svg:y="-0.093cm">
        <draw:image xlink:href="../../images/logo_amplab_calColors.png" xlink:type="simple" xlink:show="embed" xlink:actuate="onLoad">
          <text:p/>
        </draw:image>
      </draw:frame>
      <presentation:notes style:page-layout-name="PM2">
        <draw:page-thumbnail presentation:style-name="template_5f_quals-title" draw:layer="backgroundobjects" svg:width="13.968cm" svg:height="10.476cm" svg:x="3.81cm" svg:y="2.123cm" presentation:class="page"/>
        <draw:frame presentation:style-name="template_5f_quals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2">
      <draw:line draw:name="Line 3" draw:style-name="Mgr6" draw:text-style-name="MP6" draw:layer="backgroundobjects" svg:x1="0.931cm" svg:y1="2.683cm" svg:x2="26.365cm" svg:y2="2.687cm">
        <text:p/>
      </draw:line>
      <draw:frame draw:name="Picture 2" draw:style-name="Mgr7" draw:text-style-name="MP7" draw:layer="backgroundobjects" svg:width="2.792cm" svg:height="2.581cm" svg:x="25.199cm" svg:y="0.007cm">
        <draw:image xlink:href="Pictures/10000000000000DB000000CBF3B4AA3C.jpg" xlink:type="simple" xlink:show="embed" xlink:actuate="onLoad">
          <text:p/>
        </draw:image>
      </draw:frame>
      <draw:frame draw:name="Title 1" presentation:style-name="Mpr13" draw:text-style-name="MP6" draw:layer="backgroundobjects" svg:width="25.516cm" svg:height="1.613cm" svg:x="0.465cm" svg:y="1.166cm" presentation:class="title" presentation:user-transformed="true">
        <draw:text-box>
          <text:p text:style-name="MP8"><text:span text:style-name="MT6">Click to edit the title text formatClick to edit Master title style</text:span></text:p>
        </draw:text-box>
      </draw:frame>
      <draw:frame draw:name="Content Placeholder 2" presentation:style-name="Mpr14" draw:text-style-name="MP6" draw:layer="backgroundobjects" svg:width="11.656cm" svg:height="14.446cm" svg:x="2.099cm" svg:y="4.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7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4" draw:text-style-name="MP6" draw:layer="backgroundobjects" svg:width="11.656cm" svg:height="14.446cm" svg:x="14.222cm" svg:y="4.2cm" presentation:class="outline" presentation:user-transformed="true">
        <draw:text-box>
          <text:list text:style-name="ML4">
            <text:list-item>
              <text:p text:style-name="MP9"><text:span text:style-name="MT7">Click to edit the outline text format</text:span></text:p>
              <text:list>
                <text:list-item>
                  <text:p text:style-name="MP9"><text:span text:style-name="MT7">Second Outline Level</text:span></text:p>
                  <text:list>
                    <text:list-item>
                      <text:p text:style-name="MP9"><text:span text:style-name="MT7">Third Outline Level</text:span></text:p>
                      <text:list>
                        <text:list-item>
                          <text:p text:style-name="MP9"><text:span text:style-name="MT7">Fourth Outline Level</text:span></text:p>
                          <text:list>
                            <text:list-item>
                              <text:p text:style-name="MP9"><text:span text:style-name="MT7">Fifth Outline Level</text:span></text:p>
                              <text:list>
                                <text:list-item>
                                  <text:p text:style-name="MP9"><text:span text:style-name="MT7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10"><text:span text:style-name="MT7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1"><text:span text:style-name="MT8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0"><text:span text:style-name="MT9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10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10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wo_20_Content-title" draw:layer="backgroundobjects" svg:width="15.56cm" svg:height="10.476cm" svg:x="3.014cm" svg:y="2.122cm" presentation:class="page"/>
        <draw:frame presentation:style-name="Two_20_Content-notes" draw:layer="backgroundobjects" svg:width="17.271cm" svg:height="12.572cm" svg:x="2.159cm" svg:y="13.27cm" presentation:class="notes" presentation:placeholder="true">
          <draw:text-box/>
        </draw:frame>
        <draw:frame presentation:style-name="Mpr15" draw:text-style-name="MP1" draw:layer="backgroundobjects" svg:width="9.368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9.368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9.368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10-06T14:50:05</meta:creation-date>
    <meta:editing-duration>PT12H32M49S</meta:editing-duration>
    <meta:editing-cycles>108</meta:editing-cycles>
    <dc:date>2014-02-10T18:38:42.156960939</dc:date>
    <meta:generator>LibreOffice/4.1.1.2$Linux_X86_64 LibreOffice_project/7e4286b58adc75a14f6d83f53a03b6c11fa2903</meta:generator>
    <meta:document-statistic meta:object-count="185"/>
  </office:meta>
</office:document-meta>
</file>